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 fo:min-height="9.415cm" fo:min-width="3.6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2.5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235cm"/>
    </style:style>
    <style:style style:name="gr7" style:family="graphic" style:parent-style-name="standard">
      <style:graphic-properties draw:fill="none" draw:fill-color="#ccffcc" draw:textarea-vertical-align="middle" draw:auto-grow-height="false" fo:min-height="3.723cm" fo:min-width="0cm"/>
    </style:style>
    <style:style style:name="gr8" style:family="graphic" style:parent-style-name="standard">
      <style:graphic-properties draw:fill="none" draw:fill-color="#ccffcc" draw:textarea-vertical-align="middle" draw:auto-grow-height="false" fo:min-height="8.297cm" fo:min-width="0.1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87cm"/>
    </style:style>
    <style:style style:name="gr12" style:family="graphic" style:parent-style-name="standard">
      <style:graphic-properties draw:fill="none" draw:fill-color="#ccffcc" draw:textarea-vertical-align="middle" draw:auto-grow-height="false" fo:min-height="0.323cm" fo:min-width="0.454cm"/>
    </style:style>
    <style:style style:name="gr13" style:family="graphic" style:parent-style-name="standard">
      <style:graphic-properties draw:fill="none" draw:fill-color="#ccffcc" draw:textarea-vertical-align="middle" draw:auto-grow-height="false" fo:min-height="0.323cm" fo:min-width="0.5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5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363cm"/>
    </style:style>
    <style:style style:name="gr16" style:family="graphic" style:parent-style-name="standard">
      <style:graphic-properties draw:fill="solid" draw:fill-color="#ccffcc" draw:textarea-horizontal-align="justify" draw:textarea-vertical-align="middle" draw:auto-grow-height="false" fo:min-height="0.739cm" fo:min-width="1.207cm"/>
    </style:style>
    <style:style style:name="gr17" style:family="graphic" style:parent-style-name="standard">
      <style:graphic-properties draw:fill="solid" draw:fill-color="#ccffcc" draw:textarea-horizontal-align="justify" draw:textarea-vertical-align="middle" draw:auto-grow-height="false" fo:min-height="0.802cm" fo:min-width="3.144cm"/>
    </style:style>
    <style:style style:name="gr18" style:family="graphic" style:parent-style-name="standard">
      <style:graphic-properties draw:fill="solid" draw:fill-color="#ccffcc" draw:textarea-horizontal-align="justify" draw:textarea-vertical-align="middle" draw:auto-grow-height="false" fo:min-height="1.084cm" fo:min-width="0.79cm"/>
    </style:style>
    <style:style style:name="gr19" style:family="graphic" style:parent-style-name="standard">
      <style:graphic-properties draw:fill="solid" draw:fill-color="#ccffcc" draw:textarea-horizontal-align="justify" draw:textarea-vertical-align="middle" draw:auto-grow-height="false" fo:min-height="1.147cm" fo:min-width="1.278cm"/>
    </style:style>
    <style:style style:name="gr20" style:family="graphic" style:parent-style-name="objectwithoutfill">
      <style:graphic-properties draw:marker-end="Arrow" draw:marker-end-width="0.3cm" draw:fill="none" draw:fill-color="#ccffcc" draw:textarea-vertical-align="middle"/>
    </style:style>
    <style:style style:name="gr21" style:family="graphic" style:parent-style-name="standard">
      <style:graphic-properties draw:fill="solid" draw:fill-color="#ccffcc" draw:textarea-horizontal-align="justify" draw:textarea-vertical-align="middle" draw:auto-grow-height="false" fo:min-height="0.919cm" fo:min-width="1.3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92cm"/>
    </style:style>
    <style:style style:name="gr23" style:family="graphic" style:parent-style-name="standard">
      <style:graphic-properties draw:fill="solid" draw:fill-color="#ccffcc" draw:textarea-horizontal-align="justify" draw:textarea-vertical-align="middle" draw:auto-grow-height="false" fo:min-height="0.98cm" fo:min-width="0.816cm"/>
    </style:style>
    <style:style style:name="gr24" style:family="graphic" style:parent-style-name="standard">
      <style:graphic-properties draw:fill="solid" draw:fill-color="#ccffcc" draw:textarea-horizontal-align="justify" draw:textarea-vertical-align="middle" draw:auto-grow-height="false" fo:min-height="1.274cm" fo:min-width="2.0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0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4cm" style:use-optimal-column-width="false"/>
    </style:style>
    <style:style style:name="co4" style:family="table-column">
      <style:table-column-properties style:column-width="13cm" style:use-optimal-column-width="false"/>
    </style:style>
    <style:style style:name="co5" style:family="table-column">
      <style:table-column-properties style:column-width="10.384cm" style:use-optimal-column-width="false"/>
    </style:style>
    <style:style style:name="co6" style:family="table-column">
      <style:table-column-properties style:column-width="8.269cm" style:use-optimal-column-width="false"/>
    </style:style>
    <style:style style:name="co7" style:family="table-column">
      <style:table-column-properties style:column-width="21.497cm" style:use-optimal-column-width="false"/>
    </style:style>
    <style:style style:name="co8" style:family="table-column">
      <style:table-column-properties style:column-width="5.195cm" style:use-optimal-column-width="false"/>
    </style:style>
    <style:style style:name="co9" style:family="table-column">
      <style:table-column-properties style:column-width="6.422cm" style:use-optimal-column-width="false"/>
    </style:style>
    <style:style style:name="co10" style:family="table-column">
      <style:table-column-properties style:column-width="13.861cm" style:use-optimal-column-width="false"/>
    </style:style>
    <style:style style:name="co11" style:family="table-column">
      <style:table-column-properties style:column-width="15.975cm" style:use-optimal-column-width="false"/>
    </style:style>
    <style:style style:name="co12" style:family="table-column">
      <style:table-column-properties style:column-width="10.369cm" style:use-optimal-column-width="false"/>
    </style:style>
    <style:style style:name="co13" style:family="table-column">
      <style:table-column-properties style:column-width="9.308cm" style:use-optimal-column-width="false"/>
    </style:style>
    <style:style style:name="co14" style:family="table-column">
      <style:table-column-properties style:column-width="8.83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1.395cm"/>
    </style:style>
    <style:style style:name="ro5" style:family="table-row">
      <style:table-row-properties style:row-height="1.926cm"/>
    </style:style>
    <style:style style:name="ro6" style:family="table-row">
      <style:table-row-properties style:row-height="1.34cm"/>
    </style:style>
    <style:style style:name="ro7" style:family="table-row">
      <style:table-row-properties style:row-height="15.291cm"/>
    </style:style>
    <style:style style:name="ro8" style:family="table-row">
      <style:table-row-properties style:row-height="3.435cm"/>
    </style:style>
    <style:style style:name="ro9" style:family="table-row">
      <style:table-row-properties style:row-height="2.839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size-complex="22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paragraph-properties fo:line-height="150%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66cc"/>
    </style:style>
    <style:style style:name="T6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47cm" svg:height="9.665cm" svg:x="8.961cm" svg:y="8.98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13cm" svg:y1="9.864cm" svg:x2="15.255cm" svg:y2="9.864cm">
          <text:p/>
        </draw:line>
        <draw:line draw:style-name="gr2" draw:text-style-name="P1" draw:layer="layout" svg:x1="13.13cm" svg:y1="13.305cm" svg:x2="15.255cm" svg:y2="13.305cm">
          <text:p/>
        </draw:line>
        <draw:line draw:style-name="gr2" draw:text-style-name="P1" draw:layer="layout" svg:x1="13.13cm" svg:y1="10.989cm" svg:x2="15.255cm" svg:y2="10.989cm">
          <text:p/>
        </draw:line>
        <draw:line draw:style-name="gr2" draw:text-style-name="P1" draw:layer="layout" svg:x1="13.13cm" svg:y1="12.114cm" svg:x2="15.255cm" svg:y2="12.114cm">
          <text:p/>
        </draw:line>
        <draw:line draw:style-name="gr2" draw:text-style-name="P1" draw:layer="layout" svg:x1="13.13cm" svg:y1="14.364cm" svg:x2="15.255cm" svg:y2="14.364cm">
          <text:p/>
        </draw:line>
        <draw:line draw:style-name="gr2" draw:text-style-name="P1" draw:layer="layout" svg:x1="13.13cm" svg:y1="15.555cm" svg:x2="15.255cm" svg:y2="15.555cm">
          <text:p/>
        </draw:line>
        <draw:line draw:style-name="gr2" draw:text-style-name="P1" draw:layer="layout" svg:x1="13.13cm" svg:y1="16.68cm" svg:x2="15.255cm" svg:y2="16.68cm">
          <text:p/>
        </draw:line>
        <draw:line draw:style-name="gr2" draw:text-style-name="P1" draw:layer="layout" svg:x1="13.13cm" svg:y1="17.739cm" svg:x2="15.255cm" svg:y2="17.739cm">
          <text:p/>
        </draw:line>
        <draw:line draw:style-name="gr2" draw:text-style-name="P1" draw:layer="layout" svg:x1="6.916cm" svg:y1="12.313cm" svg:x2="9.041cm" svg:y2="12.313cm">
          <text:p/>
        </draw:line>
        <draw:line draw:style-name="gr2" draw:text-style-name="P1" draw:layer="layout" svg:x1="6.916cm" svg:y1="13.438cm" svg:x2="9.041cm" svg:y2="13.438cm">
          <text:p/>
        </draw:line>
        <draw:line draw:style-name="gr2" draw:text-style-name="P1" draw:layer="layout" svg:x1="6.916cm" svg:y1="14.695cm" svg:x2="9.041cm" svg:y2="14.695cm">
          <text:p/>
        </draw:line>
        <draw:frame draw:style-name="gr3" draw:text-style-name="P2" draw:layer="layout" svg:width="3.556cm" svg:height="3.723cm" svg:x="9.255cm" svg:y="13.015cm">
          <draw:text-box>
            <text:p><text:span text:style-name="T1"><text:s text:c="2"/></text:span><text:span text:style-name="T1">3 to 8</text:span></text:p>
            <text:p><text:span text:style-name="T1">decoder</text:span></text:p>
          </draw:text-box>
        </draw:frame>
        <draw:connector draw:style-name="gr2" draw:text-style-name="P1" draw:layer="layout" svg:x1="6.396cm" svg:y1="8.204cm" svg:x2="11.034cm" svg:y2="8.988cm" draw:end-shape="id1" draw:end-glue-point="0" svg:d="M6396 8204v141h4638v643" svg:viewBox="0 0 4639 785">
          <text:p/>
        </draw:connector>
        <draw:frame draw:style-name="gr4" draw:text-style-name="P3" draw:layer="layout" svg:width="2.722cm" svg:height="1.361cm" svg:x="4.302cm" svg:y="8.112cm">
          <draw:text-box>
            <text:p><text:span text:style-name="T2">enable</text:span></text:p>
          </draw:text-box>
        </draw:frame>
        <draw:frame draw:style-name="gr5" draw:text-style-name="P4" draw:layer="layout" svg:width="1.812cm" svg:height="1.361cm" svg:x="4.937cm" svg:y="11.983cm">
          <draw:text-box>
            <text:p><text:span text:style-name="T3">Din_0</text:span></text:p>
          </draw:text-box>
        </draw:frame>
        <draw:frame draw:style-name="gr5" draw:text-style-name="P4" draw:layer="layout" svg:width="2.02cm" svg:height="1.361cm" svg:x="4.81cm" svg:y="13.174cm">
          <draw:text-box>
            <text:p><text:span text:style-name="T3">Din_1</text:span></text:p>
          </draw:text-box>
        </draw:frame>
        <draw:frame draw:style-name="gr5" draw:text-style-name="P4" draw:layer="layout" svg:width="1.894cm" svg:height="1.361cm" svg:x="4.937cm" svg:y="14.498cm">
          <draw:text-box>
            <text:p><text:span text:style-name="T3">Din_2</text:span></text:p>
          </draw:text-box>
        </draw:frame>
        <draw:frame draw:style-name="gr6" draw:text-style-name="P4" draw:layer="layout" svg:width="2.115cm" svg:height="1.361cm" svg:x="15.268cm" svg:y="9.564cm">
          <draw:text-box>
            <text:p><text:span text:style-name="T3">dout_0</text:span></text:p>
          </draw:text-box>
        </draw:frame>
        <draw:frame draw:style-name="gr6" draw:text-style-name="P4" draw:layer="layout" svg:width="2.242cm" svg:height="1.361cm" svg:x="15.268cm" svg:y="10.689cm">
          <draw:text-box>
            <text:p><text:span text:style-name="T3">dout_1</text:span></text:p>
          </draw:text-box>
        </draw:frame>
        <draw:frame draw:style-name="gr6" draw:text-style-name="P4" draw:layer="layout" svg:width="2.242cm" svg:height="1.361cm" svg:x="15.268cm" svg:y="11.814cm">
          <draw:text-box>
            <text:p><text:span text:style-name="T3">dout_2</text:span></text:p>
          </draw:text-box>
        </draw:frame>
        <draw:frame draw:style-name="gr6" draw:text-style-name="P4" draw:layer="layout" svg:width="2.369cm" svg:height="1.361cm" svg:x="15.268cm" svg:y="13.005cm">
          <draw:text-box>
            <text:p><text:span text:style-name="T3">dout_3</text:span></text:p>
          </draw:text-box>
        </draw:frame>
        <draw:frame draw:style-name="gr6" draw:text-style-name="P4" draw:layer="layout" svg:width="2.369cm" svg:height="1.361cm" svg:x="15.268cm" svg:y="13.997cm">
          <draw:text-box>
            <text:p><text:span text:style-name="T3">dout_4</text:span></text:p>
          </draw:text-box>
        </draw:frame>
        <draw:frame draw:style-name="gr6" draw:text-style-name="P4" draw:layer="layout" svg:width="2.369cm" svg:height="1.361cm" svg:x="15.268cm" svg:y="15.255cm">
          <draw:text-box>
            <text:p><text:span text:style-name="T3">dout_5</text:span></text:p>
          </draw:text-box>
        </draw:frame>
        <draw:frame draw:style-name="gr6" draw:text-style-name="P4" draw:layer="layout" svg:width="2.242cm" svg:height="1.361cm" svg:x="15.268cm" svg:y="16.314cm">
          <draw:text-box>
            <text:p><text:span text:style-name="T3">dout_6</text:span></text:p>
          </draw:text-box>
        </draw:frame>
        <draw:frame draw:style-name="gr6" draw:text-style-name="P4" draw:layer="layout" svg:width="2.115cm" svg:height="1.361cm" svg:x="15.268cm" svg:y="17.439cm">
          <draw:text-box>
            <text:p><text:span text:style-name="T3">dout_7</text:span></text:p>
          </draw:text-box>
        </draw:frame>
        <draw:custom-shape draw:style-name="gr7" draw:text-style-name="P5" draw:layer="layout" svg:width="0.889cm" svg:height="4.191cm" svg:x="4.248cm" svg:y="11.7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5" draw:layer="layout" svg:width="1.778cm" svg:height="9.017cm" svg:x="16.656cm" svg:y="9.50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4" draw:layer="layout" svg:width="1.438cm" svg:height="0.806cm" svg:x="2.651cm" svg:y="13.573cm">
          <draw:text-box>
            <text:p><text:span text:style-name="T3">d_in</text:span></text:p>
          </draw:text-box>
        </draw:frame>
        <draw:frame draw:style-name="gr10" draw:text-style-name="P4" draw:layer="layout" svg:width="1.742cm" svg:height="0.806cm" svg:x="18.48cm" svg:y="13.554cm">
          <draw:text-box>
            <text:p><text:span text:style-name="T3">d_out</text:span></text:p>
          </draw:text-box>
        </draw:frame>
        <draw:frame draw:style-name="gr11" draw:text-style-name="P7" draw:layer="layout" svg:width="7.487cm" svg:height="1.119cm" svg:x="6.804cm" svg:y="3.283cm">
          <draw:text-box>
            <text:p text:style-name="P6"><text:span text:style-name="T4">Module of Decoder</text:span></text:p>
          </draw:text-box>
        </draw:frame>
        <draw:custom-shape draw:style-name="gr12" draw:text-style-name="P5" draw:layer="layout" svg:width="1.016cm" svg:height="0.635cm" svg:x="2.932cm" svg:y="14.397cm">
          <text:p text:style-name="P1"><text:span text:style-name="T3">2:0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143cm" svg:height="0.635cm" svg:x="19.161cm" svg:y="14.335cm">
          <text:p text:style-name="P1"><text:span text:style-name="T3">7:0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4" draw:text-style-name="P8" draw:layer="layout" svg:width="8.003cm" svg:height="1.119cm" svg:x="7.15cm" svg:y="1.951cm">
          <draw:text-box>
            <text:p><text:span text:style-name="T4">Decoder description</text:span></text:p>
          </draw:text-box>
        </draw:frame>
        <draw:frame draw:style-name="standard" draw:layer="layout" svg:width="18.161cm" svg:height="6.68cm" svg:x="1.89cm" svg:y="4.1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<text:s text:c="4"/></text:span></text:p>
                <text:p><text:span text:style-name="T5"><text:s text:c="6"/></text:span><text:span text:style-name="T5">signal</text:span></text:p>
              </table:table-cell>
              <table:table-cell>
                <text:p><text:span text:style-name="T5"/></text:p>
                <text:p><text:span text:style-name="T5"><text:s text:c="5"/></text:span><text:span text:style-name="T5">direction</text:span></text:p>
              </table:table-cell>
              <table:table-cell>
                <text:p><text:span text:style-name="T5"/></text:p>
                <text:p><text:span text:style-name="T5"><text:s text:c="8"/></text:span><text:span text:style-name="T5">width</text:span></text:p>
              </table:table-cell>
              <table:table-cell>
                <text:p><text:span text:style-name="T5"/></text:p>
                <text:p><text:span text:style-name="T5"><text:s/></text:span><text:span text:style-name="T5">description</text:span></text:p>
              </table:table-cell>
            </table:table-row>
            <table:table-row table:style-name="ro2" table:default-cell-style-name="ce1">
              <table:table-cell>
                <text:p><text:span text:style-name="T5">d_in</text:span></text:p>
              </table:table-cell>
              <table:table-cell>
                <text:p><text:span text:style-name="T5">input</text:span></text:p>
              </table:table-cell>
              <table:table-cell>
                <text:p><text:span text:style-name="T5"><text:s text:c="6"/></text:span><text:span text:style-name="T5">3 bit</text:span></text:p>
              </table:table-cell>
              <table:table-cell>
                <text:p><text:span text:style-name="T5">3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5">enable</text:span></text:p>
              </table:table-cell>
              <table:table-cell>
                <text:p><text:span text:style-name="T5">input</text:span></text:p>
              </table:table-cell>
              <table:table-cell>
                <text:p><text:span text:style-name="T5"><text:s text:c="6"/></text:span><text:span text:style-name="T5">1 bit</text:span></text:p>
              </table:table-cell>
              <table:table-cell>
                <text:p><text:span text:style-name="T5">1 bit input data</text:span></text:p>
              </table:table-cell>
            </table:table-row>
            <table:table-row table:style-name="ro3" table:default-cell-style-name="ce1">
              <table:table-cell>
                <text:p><text:span text:style-name="T5">d_out</text:span></text:p>
              </table:table-cell>
              <table:table-cell>
                <text:p><text:span text:style-name="T5">output</text:span></text:p>
              </table:table-cell>
              <table:table-cell>
                <text:p><text:span text:style-name="T5"><text:s text:c="6"/></text:span><text:span text:style-name="T5">8 bit</text:span></text:p>
              </table:table-cell>
              <table:table-cell>
                <text:p><text:span text:style-name="T5">8 output dat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5" draw:text-style-name="P8" draw:layer="layout" svg:width="8.863cm" svg:height="1.119cm" svg:x="6.585cm" svg:y="1.916cm">
          <draw:text-box>
            <text:p><text:span text:style-name="T4">Flow chart for decoder</text:span></text:p>
          </draw:text-box>
        </draw:frame>
        <draw:custom-shape draw:style-name="gr16" draw:text-style-name="P5" draw:layer="layout" svg:width="2.413cm" svg:height="1.397cm" svg:x="9.201cm" svg:y="3.894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5.788cm" svg:height="1.67cm" svg:x="7.412cm" svg:y="6.823cm">
          <text:p text:style-name="P1"><text:span text:style-name="T3"><text:s text:c="3"/></text:span><text:span text:style-name="T3">input=enable,d_in</text:span></text:p>
          <text:p text:style-name="P1"><text:span text:style-name="T3">output=d_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2" draw:id="id2" draw:layer="layout" svg:width="2.578cm" svg:height="2.667cm" svg:x="9.082cm" svg:y="13.344cm">
          <text:p text:style-name="P1"><text:span text:style-name="T3">s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3" draw:id="id3" draw:layer="layout" svg:width="1.778cm" svg:height="1.397cm" svg:x="1.735cm" svg:y="20.426cm">
          <text:p text:style-name="P1"><text:span text:style-name="T3">d_out=</text:span></text:p>
          <text:p text:style-name="P1"><text:span text:style-name="T3">'d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4" draw:id="id4" draw:layer="layout" svg:width="1.778cm" svg:height="1.397cm" svg:x="3.835cm" svg:y="20.426cm">
          <text:p text:style-name="P1"><text:span text:style-name="T3">d_out=</text:span></text:p>
          <text:p text:style-name="P1"><text:span text:style-name="T3">'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5" draw:id="id5" draw:layer="layout" svg:width="1.778cm" svg:height="1.397cm" svg:x="5.935cm" svg:y="20.426cm">
          <text:p text:style-name="P1"><text:span text:style-name="T3">d_out=</text:span></text:p>
          <text:p text:style-name="P1"><text:span text:style-name="T3">'d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6" draw:id="id6" draw:layer="layout" svg:width="1.778cm" svg:height="1.397cm" svg:x="8.035cm" svg:y="20.426cm">
          <text:p text:style-name="P1"><text:span text:style-name="T3">d_out=</text:span></text:p>
          <text:p text:style-name="P1"><text:span text:style-name="T3">'d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7" draw:id="id7" draw:layer="layout" svg:width="1.778cm" svg:height="1.397cm" svg:x="10.135cm" svg:y="20.426cm">
          <text:p text:style-name="P1"><text:span text:style-name="T3">d_out=</text:span></text:p>
          <text:p text:style-name="P1"><text:span text:style-name="T3">'d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8" draw:id="id8" draw:layer="layout" svg:width="1.778cm" svg:height="1.397cm" svg:x="12.235cm" svg:y="20.426cm">
          <text:p text:style-name="P1"><text:span text:style-name="T3">d_out=</text:span></text:p>
          <text:p text:style-name="P1"><text:span text:style-name="T3">'d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9" draw:id="id9" draw:layer="layout" svg:width="1.778cm" svg:height="1.397cm" svg:x="14.235cm" svg:y="20.426cm">
          <text:p text:style-name="P1"><text:span text:style-name="T3">d_out=</text:span></text:p>
          <text:p text:style-name="P1"><text:span text:style-name="T3">'d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10" draw:id="id10" draw:layer="layout" svg:width="1.778cm" svg:height="1.397cm" svg:x="16.235cm" svg:y="20.426cm">
          <text:p text:style-name="P1"><text:span text:style-name="T3">d_out=</text:span></text:p>
          <text:p text:style-name="P1"><text:span text:style-name="T3">'d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11" draw:id="id11" draw:layer="layout" svg:width="1.778cm" svg:height="1.397cm" svg:x="18.135cm" svg:y="15.226cm">
          <text:p text:style-name="P1"><text:span text:style-name="T3">d_out=</text:span></text:p>
          <text:p text:style-name="P1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svg:x1="10.371cm" svg:y1="16.011cm" svg:x2="2.624cm" svg:y2="20.426cm" draw:start-shape="id2" draw:start-glue-point="6" draw:end-shape="id3" draw:end-glue-point="0" svg:d="M10371 16011v2207h-7747v2208" svg:viewBox="0 0 7748 4416">
          <text:p/>
        </draw:connector>
        <draw:connector draw:style-name="gr20" draw:text-style-name="P5" draw:layer="layout" svg:x1="10.371cm" svg:y1="16.011cm" svg:x2="4.724cm" svg:y2="20.426cm" draw:start-shape="id2" draw:start-glue-point="6" draw:end-shape="id4" draw:end-glue-point="0" svg:d="M10371 16011v2207h-5647v2208" svg:viewBox="0 0 5648 4416">
          <text:p/>
        </draw:connector>
        <draw:connector draw:style-name="gr20" draw:text-style-name="P5" draw:layer="layout" svg:x1="10.371cm" svg:y1="16.011cm" svg:x2="6.824cm" svg:y2="20.426cm" draw:start-shape="id2" draw:start-glue-point="6" draw:end-shape="id5" draw:end-glue-point="0" svg:d="M10371 16011v2207h-3547v2208" svg:viewBox="0 0 3548 4416">
          <text:p/>
        </draw:connector>
        <draw:connector draw:style-name="gr20" draw:text-style-name="P5" draw:layer="layout" svg:x1="10.371cm" svg:y1="16.011cm" svg:x2="8.924cm" svg:y2="20.426cm" draw:start-shape="id2" draw:start-glue-point="6" draw:end-shape="id6" draw:end-glue-point="0" svg:d="M10371 16011v2207h-1447v2208" svg:viewBox="0 0 1448 4416">
          <text:p/>
        </draw:connector>
        <draw:connector draw:style-name="gr20" draw:text-style-name="P5" draw:layer="layout" svg:x1="10.371cm" svg:y1="16.011cm" svg:x2="11.024cm" svg:y2="20.426cm" draw:start-shape="id2" draw:start-glue-point="6" draw:end-shape="id7" draw:end-glue-point="0" svg:d="M10371 16011v2207h653v2208" svg:viewBox="0 0 654 4416">
          <text:p/>
        </draw:connector>
        <draw:connector draw:style-name="gr20" draw:text-style-name="P5" draw:layer="layout" svg:x1="10.371cm" svg:y1="16.011cm" svg:x2="13.124cm" svg:y2="20.426cm" draw:start-shape="id2" draw:start-glue-point="6" draw:end-shape="id8" svg:d="M10371 16011v2207h2753v2208" svg:viewBox="0 0 2754 4416">
          <text:p/>
        </draw:connector>
        <draw:connector draw:style-name="gr20" draw:text-style-name="P5" draw:layer="layout" svg:x1="10.371cm" svg:y1="16.011cm" svg:x2="15.124cm" svg:y2="20.426cm" draw:start-shape="id2" draw:start-glue-point="6" draw:end-shape="id9" draw:end-glue-point="0" svg:d="M10371 16011v2207h4753v2208" svg:viewBox="0 0 4754 4416">
          <text:p/>
        </draw:connector>
        <draw:connector draw:style-name="gr20" draw:text-style-name="P5" draw:layer="layout" svg:x1="10.371cm" svg:y1="16.011cm" svg:x2="17.124cm" svg:y2="20.426cm" draw:start-shape="id2" draw:start-glue-point="6" draw:end-shape="id10" draw:end-glue-point="0" svg:d="M10371 16011v2207h6753v2208" svg:viewBox="0 0 6754 4416">
          <text:p/>
        </draw:connector>
        <draw:connector draw:style-name="gr20" draw:text-style-name="P5" draw:layer="layout" svg:x1="11.66cm" svg:y1="14.678cm" svg:x2="19.024cm" svg:y2="15.226cm" draw:start-shape="id2" draw:start-glue-point="7" draw:end-shape="id11" draw:end-glue-point="0" svg:d="M11660 14678h7364v548" svg:viewBox="0 0 7365 549">
          <text:p/>
        </draw:connector>
        <draw:custom-shape draw:style-name="gr21" draw:text-style-name="P5" xml:id="id12" draw:id="id12" draw:layer="layout" svg:width="2.667cm" svg:height="1.651cm" svg:x="9.347cm" svg:y="24.89cm">
          <text:p text:style-name="P1"><text:span text:style-name="T3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svg:x1="2.624cm" svg:y1="21.823cm" svg:x2="10.681cm" svg:y2="24.89cm" draw:start-shape="id3" draw:start-glue-point="2" draw:end-shape="id12" draw:end-glue-point="4" svg:d="M2624 21823v1533h8057v1534" svg:viewBox="0 0 8058 3068">
          <text:p/>
        </draw:connector>
        <draw:connector draw:style-name="gr20" draw:text-style-name="P5" draw:layer="layout" svg:x1="4.724cm" svg:y1="21.823cm" svg:x2="10.681cm" svg:y2="24.89cm" draw:start-shape="id4" draw:start-glue-point="2" draw:end-shape="id12" draw:end-glue-point="4" svg:d="M4724 21823v1533h5957v1534" svg:viewBox="0 0 5958 3068">
          <text:p/>
        </draw:connector>
        <draw:connector draw:style-name="gr20" draw:text-style-name="P5" draw:layer="layout" svg:x1="6.824cm" svg:y1="21.823cm" svg:x2="10.681cm" svg:y2="24.89cm" draw:start-shape="id5" draw:start-glue-point="2" draw:end-shape="id12" draw:end-glue-point="4" svg:d="M6824 21823v1533h3857v1534" svg:viewBox="0 0 3858 3068">
          <text:p/>
        </draw:connector>
        <draw:connector draw:style-name="gr20" draw:text-style-name="P5" draw:layer="layout" svg:x1="8.924cm" svg:y1="21.823cm" svg:x2="10.681cm" svg:y2="24.89cm" draw:start-shape="id6" draw:start-glue-point="2" draw:end-shape="id12" draw:end-glue-point="4" svg:d="M8924 21823v1533h1757v1534" svg:viewBox="0 0 1758 3068">
          <text:p/>
        </draw:connector>
        <draw:connector draw:style-name="gr20" draw:text-style-name="P5" draw:layer="layout" svg:x1="11.024cm" svg:y1="21.823cm" svg:x2="10.681cm" svg:y2="24.89cm" draw:start-shape="id7" draw:start-glue-point="2" draw:end-shape="id12" draw:end-glue-point="4" svg:d="M11024 21823v1533h-343v1534" svg:viewBox="0 0 344 3068">
          <text:p/>
        </draw:connector>
        <draw:connector draw:style-name="gr20" draw:text-style-name="P5" draw:layer="layout" svg:x1="13.124cm" svg:y1="21.823cm" svg:x2="10.681cm" svg:y2="24.89cm" draw:start-shape="id8" draw:start-glue-point="2" draw:end-shape="id12" draw:end-glue-point="4" svg:d="M13124 21823v1533h-2443v1534" svg:viewBox="0 0 2444 3068">
          <text:p/>
        </draw:connector>
        <draw:connector draw:style-name="gr20" draw:text-style-name="P5" draw:layer="layout" svg:x1="15.124cm" svg:y1="21.823cm" svg:x2="10.681cm" svg:y2="24.89cm" draw:start-shape="id9" draw:start-glue-point="2" draw:end-shape="id12" draw:end-glue-point="4" svg:d="M15124 21823v1533h-4443v1534" svg:viewBox="0 0 4444 3068">
          <text:p/>
        </draw:connector>
        <draw:connector draw:style-name="gr20" draw:text-style-name="P5" draw:layer="layout" svg:x1="17.124cm" svg:y1="21.823cm" svg:x2="10.681cm" svg:y2="24.89cm" draw:start-shape="id10" draw:start-glue-point="2" draw:end-shape="id12" draw:end-glue-point="4" svg:d="M17124 21823v1533h-6443v1534" svg:viewBox="0 0 6444 3068">
          <text:p/>
        </draw:connector>
        <draw:line draw:style-name="gr20" draw:text-style-name="P5" draw:layer="layout" svg:x1="10.398cm" svg:y1="8.366cm" svg:x2="10.398cm" svg:y2="10.271cm">
          <text:p/>
        </draw:line>
        <draw:line draw:style-name="gr20" draw:text-style-name="P5" draw:layer="layout" svg:x1="10.452cm" svg:y1="5.191cm" svg:x2="10.452cm" svg:y2="6.969cm">
          <text:p/>
        </draw:line>
        <draw:frame draw:style-name="gr22" draw:text-style-name="P4" draw:layer="layout" svg:width="1.992cm" svg:height="0.806cm" svg:x="15.235cm" svg:y="13.86cm">
          <draw:text-box>
            <text:p><text:span text:style-name="T3">default</text:span></text:p>
          </draw:text-box>
        </draw:frame>
        <draw:custom-shape draw:style-name="gr23" draw:text-style-name="P5" xml:id="id13" draw:id="id13" draw:layer="layout" svg:width="2.632cm" svg:height="2.459cm" svg:x="9.09cm" svg:y="10.098cm">
          <text:p text:style-name="P1"><text:span text:style-name="T3">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9" draw:layer="layout" svg:x1="10.398cm" svg:y1="12.43cm" svg:x2="10.398cm" svg:y2="13.573cm">
          <text:p/>
        </draw:line>
        <draw:frame draw:style-name="gr9" draw:text-style-name="P9" draw:layer="layout" svg:width="1.438cm" svg:height="0.806cm" svg:x="10.733cm" svg:y="12.511cm">
          <draw:text-box>
            <text:p text:style-name="P6"><text:span text:style-name="T3">high</text:span></text:p>
          </draw:text-box>
        </draw:frame>
        <draw:custom-shape draw:style-name="gr24" draw:text-style-name="P5" xml:id="id14" draw:id="id14" draw:layer="layout" svg:width="2.54cm" svg:height="1.524cm" svg:x="2.343cm" svg:y="14.13cm">
          <text:p text:style-name="P1"><text:span text:style-name="T3">d_out=</text:span></text:p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9.09cm" svg:y1="11.328cm" svg:x2="3.613cm" svg:y2="14.13cm" draw:start-shape="id13" draw:start-glue-point="5" draw:end-shape="id14" draw:end-glue-point="0" svg:d="M9090 11328h-5477v2802" svg:viewBox="0 0 5478 2803">
          <text:p/>
        </draw:connector>
        <draw:frame draw:style-name="gr25" draw:text-style-name="P9" draw:layer="layout" svg:width="1.239cm" svg:height="0.806cm" svg:x="6.75cm" svg:y="10.606cm">
          <draw:text-box>
            <text:p text:style-name="P6"><text:span text:style-name="T3">low</text:span></text:p>
          </draw:text-box>
        </draw:frame>
        <draw:frame draw:style-name="gr26" draw:text-style-name="P9" draw:layer="layout" svg:width="1.505cm" svg:height="1.361cm" svg:x="2.905cm" svg:y="19.034cm">
          <draw:text-box>
            <text:p text:style-name="P6"><text:span text:style-name="T3">Sel=</text:span></text:p>
            <text:p text:style-name="P6"><text:span text:style-name="T3">000</text:span></text:p>
          </draw:text-box>
        </draw:frame>
        <draw:frame draw:style-name="gr26" draw:text-style-name="P9" draw:layer="layout" svg:width="1.505cm" svg:height="1.361cm" svg:x="4.506cm" svg:y="19.035cm">
          <draw:text-box>
            <text:p text:style-name="P6"><text:span text:style-name="T3">Sel=</text:span></text:p>
            <text:p text:style-name="P6"><text:span text:style-name="T3">001</text:span></text:p>
          </draw:text-box>
        </draw:frame>
        <draw:frame draw:style-name="gr26" draw:text-style-name="P9" draw:layer="layout" svg:width="1.505cm" svg:height="1.361cm" svg:x="6.707cm" svg:y="19.036cm">
          <draw:text-box>
            <text:p text:style-name="P6"><text:span text:style-name="T3">Sel=</text:span></text:p>
            <text:p text:style-name="P6"><text:span text:style-name="T3">010</text:span></text:p>
          </draw:text-box>
        </draw:frame>
        <draw:frame draw:style-name="gr26" draw:text-style-name="P9" draw:layer="layout" svg:width="1.505cm" svg:height="1.361cm" svg:x="9.008cm" svg:y="19.037cm">
          <draw:text-box>
            <text:p text:style-name="P6"><text:span text:style-name="T3">Sel=</text:span></text:p>
            <text:p text:style-name="P6"><text:span text:style-name="T3">011</text:span></text:p>
          </draw:text-box>
        </draw:frame>
        <draw:frame draw:style-name="gr26" draw:text-style-name="P9" draw:layer="layout" svg:width="1.505cm" svg:height="1.361cm" svg:x="11.009cm" svg:y="19.038cm">
          <draw:text-box>
            <text:p text:style-name="P6"><text:span text:style-name="T3">Sel=</text:span></text:p>
            <text:p text:style-name="P6"><text:span text:style-name="T3">100</text:span></text:p>
          </draw:text-box>
        </draw:frame>
        <draw:frame draw:style-name="gr26" draw:text-style-name="P9" draw:layer="layout" svg:width="1.505cm" svg:height="1.361cm" svg:x="13.01cm" svg:y="19.039cm">
          <draw:text-box>
            <text:p text:style-name="P6"><text:span text:style-name="T3">Sel=</text:span></text:p>
            <text:p text:style-name="P6"><text:span text:style-name="T3">101</text:span></text:p>
          </draw:text-box>
        </draw:frame>
        <draw:frame draw:style-name="gr26" draw:text-style-name="P9" draw:layer="layout" svg:width="1.505cm" svg:height="1.361cm" svg:x="15.011cm" svg:y="19.04cm">
          <draw:text-box>
            <text:p text:style-name="P6"><text:span text:style-name="T3">Sel=</text:span></text:p>
            <text:p text:style-name="P6"><text:span text:style-name="T3">110</text:span></text:p>
          </draw:text-box>
        </draw:frame>
        <draw:frame draw:style-name="gr26" draw:text-style-name="P9" draw:layer="layout" svg:width="1.505cm" svg:height="1.361cm" svg:x="17.111cm" svg:y="19.04cm">
          <draw:text-box>
            <text:p text:style-name="P6"><text:span text:style-name="T3">Sel=</text:span></text:p>
            <text:p text:style-name="P6"><text:span text:style-name="T3">111</text:span></text:p>
          </draw:text-box>
        </draw:frame>
      </draw:page>
      <draw:page draw:name="page4" draw:style-name="dp1" draw:master-page-name="Default">
        <draw:frame draw:style-name="standard" draw:layer="layout" svg:width="64.768cm" svg:height="21.047cm" svg:x="-21.606cm" svg:y="4.04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6">S.no</text:span></text:p>
              </table:table-cell>
              <table:table-cell>
                <text:p><text:span text:style-name="T6">Functionality</text:span></text:p>
              </table:table-cell>
              <table:table-cell>
                <text:p><text:span text:style-name="T6"><text:s text:c="4"/></text:span><text:span text:style-name="T6">Test procedure</text:span></text:p>
              </table:table-cell>
              <table:table-cell>
                <text:p><text:span text:style-name="T6">Expected output</text:span></text:p>
              </table:table-cell>
              <table:table-cell>
                <text:p><text:span text:style-name="T6">Actual output</text:span></text:p>
              </table:table-cell>
              <table:table-cell>
                <text:p><text:span text:style-name="T6">Result </text:span></text:p>
                <text:p><text:span text:style-name="T6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6">1.</text:span></text:p>
              </table:table-cell>
              <table:table-cell>
                <text:p><text:span text:style-name="T7"/></text:p>
                <text:p><text:span text:style-name="T7">Check for <text:s/>d_in of the circuit by making d_in as all input <text:s/>combinations(i.e 0-7,x and z cases also), When enable is low.</text:span></text:p>
                <text:p><text:span text:style-name="T7"/></text:p>
                <text:p><text:span text:style-name="T7">According to spec irrespective of inputs ,the output is 0.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Enable=0,</text:span></text:p>
                <text:p><text:span text:style-name="T7">d_in =all input <text:s/>combinations(i.e 0-7,x and z) </text:span></text:p>
              </table:table-cell>
              <table:table-cell table:style-name="ce4">
                <text:p text:style-name="P10"><text:span text:style-name="T7">d_out=0(irrespective of input ,output is low)</text:span></text:p>
              </table:table-cell>
              <table:table-cell>
                <text:p><text:span text:style-name="T7">en=0,</text:span><text:span text:style-name="T7"><text:tab/></text:span><text:span text:style-name="T7">din=111,</text:span><text:span text:style-name="T7"><text:tab/></text:span><text:span text:style-name="T7">d_out=00000000</text:span></text:p>
                <text:p><text:span text:style-name="T7"># KERNEL: tb.monitor_blk time=67,</text:span><text:span text:style-name="T7"><text:tab/></text:span><text:span text:style-name="T7">en=0,</text:span><text:span text:style-name="T7"><text:tab/></text:span><text:span text:style-name="T7">din=x01,</text:span><text:span text:style-name="T7"><text:tab/></text:span><text:span text:style-name="T7">d_out=00000000</text:span></text:p>
                <text:p><text:span text:style-name="T7"># KERNEL: tb.monitor_blk time=68,</text:span><text:span text:style-name="T7"><text:tab/></text:span><text:span text:style-name="T7">en=0,</text:span><text:span text:style-name="T7"><text:tab/></text:span><text:span text:style-name="T7">din=x1x,</text:span><text:span text:style-name="T7"><text:tab/></text:span><text:span text:style-name="T7">d_out=00000000</text:span></text:p>
                <text:p><text:span text:style-name="T7"># KERNEL: tb.monitor_blk time=69,</text:span><text:span text:style-name="T7"><text:tab/></text:span><text:span text:style-name="T7">en=0,</text:span><text:span text:style-name="T7"><text:tab/></text:span><text:span text:style-name="T7">din=0x0,</text:span><text:span text:style-name="T7"><text:tab/></text:span><text:span text:style-name="T7">d_out=00000000</text:span></text:p>
                <text:p><text:span text:style-name="T7"># KERNEL: tb.monitor_blk time=70,</text:span><text:span text:style-name="T7"><text:tab/></text:span><text:span text:style-name="T7">en=0,</text:span><text:span text:style-name="T7"><text:tab/></text:span><text:span text:style-name="T7">din=x0x,</text:span><text:span text:style-name="T7"><text:tab/></text:span><text:span text:style-name="T7">d_out=00000000</text:span></text:p>
                <text:p><text:span text:style-name="T7"># KERNEL: tb.monitor_blk time=71,</text:span><text:span text:style-name="T7"><text:tab/></text:span><text:span text:style-name="T7">en=0,</text:span><text:span text:style-name="T7"><text:tab/></text:span><text:span text:style-name="T7">din=10x,</text:span><text:span text:style-name="T7"><text:tab/></text:span><text:span text:style-name="T7">d_out=00000000</text:span></text:p>
                <text:p><text:span text:style-name="T7"># KERNEL: tb.monitor_blk time=72,</text:span><text:span text:style-name="T7"><text:tab/></text:span><text:span text:style-name="T7">en=0,</text:span><text:span text:style-name="T7"><text:tab/></text:span><text:span text:style-name="T7">din=xx0,</text:span><text:span text:style-name="T7"><text:tab/></text:span><text:span text:style-name="T7">d_out=00000000</text:span></text:p>
                <text:p><text:span text:style-name="T7"># KERNEL: tb.monitor_blk time=73,</text:span><text:span text:style-name="T7"><text:tab/></text:span><text:span text:style-name="T7">en=0,</text:span><text:span text:style-name="T7"><text:tab/></text:span><text:span text:style-name="T7">din=0xx,</text:span><text:span text:style-name="T7"><text:tab/></text:span><text:span text:style-name="T7">d_out=00000000</text:span></text:p>
                <text:p><text:span text:style-name="T7"># KERNEL: tb.monitor_blk time=74,</text:span><text:span text:style-name="T7"><text:tab/></text:span><text:span text:style-name="T7">en=0,</text:span><text:span text:style-name="T7"><text:tab/></text:span><text:span text:style-name="T7">din=xzz,</text:span><text:span text:style-name="T7"><text:tab/></text:span><text:span text:style-name="T7">d_out=00000000</text:span></text:p>
                <text:p><text:span text:style-name="T7"># KERNEL: tb.monitor_blk time=75,</text:span><text:span text:style-name="T7"><text:tab/></text:span><text:span text:style-name="T7">en=0,</text:span><text:span text:style-name="T7"><text:tab/></text:span><text:span text:style-name="T7">din=xz1,</text:span><text:span text:style-name="T7"><text:tab/></text:span><text:span text:style-name="T7">d_out=00000000</text:span></text:p>
                <text:p><text:span text:style-name="T7"># KERNEL: tb.monitor_blk time=76,</text:span><text:span text:style-name="T7"><text:tab/></text:span><text:span text:style-name="T7">en=0,</text:span><text:span text:style-name="T7"><text:tab/></text:span><text:span text:style-name="T7">din=x1z,</text:span><text:span text:style-name="T7"><text:tab/></text:span><text:span text:style-name="T7">d_out=00000000</text:span></text:p>
                <text:p><text:span text:style-name="T7">en=0,</text:span><text:span text:style-name="T7"><text:tab/></text:span><text:span text:style-name="T7">din=101,</text:span><text:span text:style-name="T7"><text:tab/></text:span><text:span text:style-name="T7">d_out=00000000</text:span></text:p>
                <text:p><text:span text:style-name="T7"># KERNEL: tb.monitor_blk time=8,</text:span><text:span text:style-name="T7"><text:tab/></text:span><text:span text:style-name="T7">en=0,</text:span><text:span text:style-name="T7"><text:tab/></text:span><text:span text:style-name="T7">din=110,</text:span><text:span text:style-name="T7"><text:tab/></text:span><text:span text:style-name="T7">d_out=00000000</text:span></text:p>
                <text:p><text:span text:style-name="T7"># KERNEL: tb.monitor_blk time=9,</text:span><text:span text:style-name="T7"><text:tab/></text:span><text:span text:style-name="T7">en=0,</text:span><text:span text:style-name="T7"><text:tab/></text:span><text:span text:style-name="T7">din=111,</text:span><text:span text:style-name="T7"><text:tab/></text:span><text:span text:style-name="T7">d_out=00000000</text:span></text:p>
                <text:p><text:span text:style-name="T7"><text:s text:c="2"/></text:span><text:span text:style-name="T7">en=0,</text:span><text:span text:style-name="T7"><text:tab/></text:span><text:span text:style-name="T7">din=010,</text:span><text:span text:style-name="T7"><text:tab/></text:span><text:span text:style-name="T7">d_out=00000000</text:span></text:p>
                <text:p><text:span text:style-name="T7">en=0,</text:span><text:span text:style-name="T7"><text:tab/></text:span><text:span text:style-name="T7">din=011,</text:span><text:span text:style-name="T7"><text:tab/></text:span><text:span text:style-name="T7">d_out=00000000 <text:s/></text:span></text:p>
                <text:p><text:span text:style-name="T7">en=0,</text:span><text:span text:style-name="T7"><text:tab/></text:span><text:span text:style-name="T7">din=000,</text:span><text:span text:style-name="T7"><text:tab/></text:span><text:span text:style-name="T7">d_out=00000000</text:span></text:p>
                <text:p><text:span text:style-name="T7"># KERNEL: tb.monitor_blk time=20,</text:span><text:span text:style-name="T7"><text:tab/></text:span><text:span text:style-name="T7">en=0,</text:span><text:span text:style-name="T7"><text:tab/></text:span><text:span text:style-name="T7">din=111,</text:span><text:span text:style-name="T7"><text:tab/></text:span><text:span text:style-name="T7">d_out=00000000</text:span></text:p>
                <text:p><text:span text:style-name="T7"># KERNEL: tb.monitor_blk time=21,</text:span><text:span text:style-name="T7"><text:tab/></text:span><text:span text:style-name="T7">en=0,</text:span><text:span text:style-name="T7"><text:tab/></text:span><text:span text:style-name="T7">din=101,</text:span><text:span text:style-name="T7"><text:tab/></text:span><text:span text:style-name="T7">d_out=00000000</text:span></text:p>
                <text:p><text:span text:style-name="T7"># KERNEL: tb.monitor_blk time=22,</text:span><text:span text:style-name="T7"><text:tab/></text:span><text:span text:style-name="T7">en=0,</text:span><text:span text:style-name="T7"><text:tab/></text:span><text:span text:style-name="T7">din=111,</text:span><text:span text:style-name="T7"><text:tab/></text:span><text:span text:style-name="T7">d_out=00000000</text:span></text:p>
                <text:p><text:span text:style-name="T7"># KERNEL: tb.monitor_blk time=23,</text:span><text:span text:style-name="T7"><text:tab/></text:span><text:span text:style-name="T7">en=0,</text:span><text:span text:style-name="T7"><text:tab/></text:span><text:span text:style-name="T7">din=011,</text:span><text:span text:style-name="T7"><text:tab/></text:span><text:span text:style-name="T7">d_out=0000000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2.</text:span></text:p>
              </table:table-cell>
              <table:table-cell>
                <text:p><text:span text:style-name="T7"/></text:p>
                <text:p><text:span text:style-name="T7">Check for <text:s text:c="2"/>d_in as unknown or z, when active high enable is high.</text:span></text:p>
                <text:p><text:span text:style-name="T7"/></text:p>
                <text:p><text:span text:style-name="T7">According to spec output is not specified. 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Enable=1</text:span></text:p>
                <text:p><text:span text:style-name="T7">d_in=x or z.</text:span></text:p>
              </table:table-cell>
              <table:table-cell>
                <text:p><text:span text:style-name="T7">d_out=x</text:span></text:p>
              </table:table-cell>
              <table:table-cell>
                <text:p><text:span text:style-name="T7">Time=45, en=1,</text:span><text:span text:style-name="T7"><text:tab/></text:span><text:span text:style-name="T7">din=x1x, d_out=xxxxxxxx</text:span></text:p>
                <text:p><text:span text:style-name="T7"/></text:p>
                <text:p><text:span text:style-name="T7"><text:s/></text:span><text:span text:style-name="T7">Time=46, en=1,</text:span><text:span text:style-name="T7"><text:tab/></text:span><text:span text:style-name="T7">din=0x0, d_out=xxxxxxxx</text:span></text:p>
                <text:p><text:span text:style-name="T7"/></text:p>
                <text:p><text:span text:style-name="T7"><text:s/></text:span><text:span text:style-name="T7">Time=47, en=1,</text:span><text:span text:style-name="T7"><text:tab/></text:span><text:span text:style-name="T7">din=x0x, d_out=xxxxxxxx</text:span></text:p>
                <text:p><text:span text:style-name="T7">time=79,</text:span><text:span text:style-name="T7"><text:tab/></text:span><text:span text:style-name="T7">en=1,</text:span><text:span text:style-name="T7"><text:tab/></text:span><text:span text:style-name="T7">din=z10,</text:span><text:span text:style-name="T7"><text:tab/></text:span><text:span text:style-name="T7">d_out=xxxxxxxx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3.</text:span></text:p>
              </table:table-cell>
              <table:table-cell>
                <text:p><text:span text:style-name="T7"/></text:p>
                <text:p><text:span text:style-name="T7">Check the <text:s text:c="2"/>d_in as unknown <text:s/>or z when active high enable is 0.</text:span></text:p>
                <text:p><text:span text:style-name="T7"/></text:p>
                <text:p><text:span text:style-name="T7">According to spec output is 0. 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Enable=0,</text:span></text:p>
                <text:p><text:span text:style-name="T7">d_in=x or z.</text:span></text:p>
              </table:table-cell>
              <table:table-cell>
                <text:p><text:span text:style-name="T7">d_out=0</text:span></text:p>
              </table:table-cell>
              <table:table-cell>
                <text:p><text:span text:style-name="T7">en=0,</text:span><text:span text:style-name="T7"><text:tab/></text:span><text:span text:style-name="T7">din=0xx,</text:span><text:span text:style-name="T7"><text:tab/></text:span><text:span text:style-name="T7">d_out=00000000</text:span></text:p>
                <text:p><text:span text:style-name="T7"># KERNEL: tb.monitor_blk time=74,</text:span><text:span text:style-name="T7"><text:tab/></text:span><text:span text:style-name="T7">en=0,</text:span><text:span text:style-name="T7"><text:tab/></text:span><text:span text:style-name="T7">din=xzz,</text:span><text:span text:style-name="T7"><text:tab/></text:span><text:span text:style-name="T7">d_out=00000000</text:span></text:p>
                <text:p><text:span text:style-name="T7"># KERNEL: tb.monitor_blk time=75,</text:span><text:span text:style-name="T7"><text:tab/></text:span><text:span text:style-name="T7">en=0,</text:span><text:span text:style-name="T7"><text:tab/></text:span><text:span text:style-name="T7">din=xz1,</text:span><text:span text:style-name="T7"><text:tab/></text:span><text:span text:style-name="T7">d_out=00000000</text:span></text:p>
                <text:p><text:span text:style-name="T7"># KERNEL: tb.monitor_blk time=76,</text:span><text:span text:style-name="T7"><text:tab/></text:span><text:span text:style-name="T7">en=0,</text:span><text:span text:style-name="T7"><text:tab/></text:span><text:span text:style-name="T7">din=x1z,</text:span><text:span text:style-name="T7"><text:tab/></text:span><text:span text:style-name="T7">d_out=00000000</text:span></text:p>
                <text:p><text:span text:style-name="T7">en=0,</text:span><text:span text:style-name="T7"><text:tab/></text:span><text:span text:style-name="T7">din=x1z,</text:span><text:span text:style-name="T7"><text:tab/></text:span><text:span text:style-name="T7">d_out=00000000</text:span></text:p>
              </table:table-cell>
              <table:table-cell>
                <text:p><text:span text:style-name="T7">pas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7" draw:text-style-name="P8" draw:layer="layout" svg:width="4.418cm" svg:height="1.119cm" svg:x="8.039cm" svg:y="1.916cm">
          <draw:text-box>
            <text:p><text:span text:style-name="T4">Test cases</text:span></text:p>
          </draw:text-box>
        </draw:frame>
      </draw:page>
      <draw:page draw:name="page5" draw:style-name="dp1" draw:master-page-name="Default">
        <draw:frame draw:style-name="standard" draw:layer="layout" svg:width="64.768cm" svg:height="22.229cm" svg:x="-21.606cm" svg:y="1.74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7" table:default-cell-style-name="ce3">
              <table:table-cell table:style-name="ce2">
                <text:p><text:span text:style-name="T6">4.</text:span></text:p>
              </table:table-cell>
              <table:table-cell>
                <text:p><text:span text:style-name="T7">Enable check-</text:span></text:p>
                <text:p><text:span text:style-name="T7">Check the d_in <text:s/>as (0 to 7) combination when active high enable is high.</text:span></text:p>
                <text:p><text:span text:style-name="T7"/></text:p>
                <text:p><text:span text:style-name="T7">According to spec output follows the input.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Enable=1,</text:span></text:p>
                <text:p><text:span text:style-name="T7">d_in=(0-7) all input combinations.</text:span></text:p>
              </table:table-cell>
              <table:table-cell>
                <text:p><text:span text:style-name="T7">d_out=</text:span></text:p>
                <text:p><text:span text:style-name="T7">'d(1,2,4,8,16,32,64,128).</text:span></text:p>
                <text:p><text:span text:style-name="T7">With respect to input.</text:span></text:p>
              </table:table-cell>
              <table:table-cell>
                <text:p><text:span text:style-name="T7">Time=1,</text:span></text:p>
                <text:p><text:span text:style-name="T7">en=1,</text:span><text:span text:style-name="T7"><text:tab/></text:span><text:span text:style-name="T7">din=000,</text:span></text:p>
                <text:p><text:span text:style-name="T7">d_out=00000001</text:span></text:p>
                <text:p><text:span text:style-name="T7"/></text:p>
                <text:p><text:span text:style-name="T7">Time=2,</text:span></text:p>
                <text:p><text:span text:style-name="T7">en=1,</text:span><text:span text:style-name="T7"><text:tab/></text:span><text:span text:style-name="T7">din=001,</text:span></text:p>
                <text:p><text:span text:style-name="T7">d_out=00000010</text:span></text:p>
                <text:p><text:span text:style-name="T7"/></text:p>
                <text:p><text:span text:style-name="T7">Time=3,</text:span></text:p>
                <text:p><text:span text:style-name="T7">en=1,</text:span><text:span text:style-name="T7"><text:tab/></text:span><text:span text:style-name="T7">din=010,</text:span></text:p>
                <text:p><text:span text:style-name="T7">d_out=00000100</text:span></text:p>
                <text:p><text:span text:style-name="T7"/></text:p>
                <text:p><text:span text:style-name="T7">Time=4,</text:span></text:p>
                <text:p><text:span text:style-name="T7">en=1,</text:span><text:span text:style-name="T7"><text:tab/></text:span><text:span text:style-name="T7">din=011,</text:span></text:p>
                <text:p><text:span text:style-name="T7">d_out=00001000</text:span></text:p>
                <text:p><text:span text:style-name="T7"/></text:p>
                <text:p><text:span text:style-name="T7">Time=5,</text:span></text:p>
                <text:p><text:span text:style-name="T7">en=1,</text:span><text:span text:style-name="T7"><text:tab/></text:span><text:span text:style-name="T7">din=100,</text:span></text:p>
                <text:p><text:span text:style-name="T7">d_out=00010000</text:span></text:p>
                <text:p><text:span text:style-name="T7"/></text:p>
                <text:p><text:span text:style-name="T7"><text:s/></text:span><text:span text:style-name="T7">Time=13,</text:span></text:p>
                <text:p><text:span text:style-name="T7">en=1,</text:span><text:span text:style-name="T7"><text:tab/></text:span><text:span text:style-name="T7">din=110,</text:span></text:p>
                <text:p><text:span text:style-name="T7">d_out=01000000</text:span></text:p>
                <text:p><text:span text:style-name="T7"/></text:p>
                <text:p><text:span text:style-name="T7">Time=14,</text:span></text:p>
                <text:p><text:span text:style-name="T7">en=1,</text:span><text:span text:style-name="T7"><text:tab/></text:span><text:span text:style-name="T7">din=111,</text:span></text:p>
                <text:p><text:span text:style-name="T7">d_out=10000000</text:span></text:p>
              </table:table-cell>
              <table:table-cell>
                <text:p><text:span text:style-name="T7">pass</text:span></text:p>
              </table:table-cell>
            </table:table-row>
            <table:table-row table:style-name="ro8" table:default-cell-style-name="ce3">
              <table:table-cell table:style-name="ce2">
                <text:p><text:span text:style-name="T6">5.</text:span></text:p>
              </table:table-cell>
              <table:table-cell>
                <text:p><text:span text:style-name="T7">Enable check-</text:span></text:p>
                <text:p><text:span text:style-name="T7">Check, when enable is x.</text:span></text:p>
                <text:p><text:span text:style-name="T7"/></text:p>
                <text:p><text:span text:style-name="T7">According to spec output is not specified.</text:span></text:p>
                <text:p/>
                <text:p/>
              </table:table-cell>
              <table:table-cell>
                <text:p><text:span text:style-name="T7">Make,</text:span></text:p>
                <text:p><text:span text:style-name="T7">enabel=x</text:span></text:p>
              </table:table-cell>
              <table:table-cell>
                <text:p><text:span text:style-name="T7">d_out=irrespective of input,the output is 0.</text:span></text:p>
              </table:table-cell>
              <table:table-cell>
                <text:p><text:span text:style-name="T7">en=x,</text:span><text:span text:style-name="T7"><text:tab/></text:span><text:span text:style-name="T7">din=xxx,</text:span><text:span text:style-name="T7"><text:tab/></text:span><text:span text:style-name="T7">d_out=00000000</text:span></text:p>
                <text:p><text:span text:style-name="T7">en=x,</text:span><text:span text:style-name="T7"><text:tab/></text:span><text:span text:style-name="T7">din=111,</text:span><text:span text:style-name="T7"><text:tab/></text:span><text:span text:style-name="T7">d_out=00000000</text:span></text:p>
                <text:p><text:span text:style-name="T7">en=x,</text:span><text:span text:style-name="T7"><text:tab/></text:span><text:span text:style-name="T7">din=101,</text:span><text:span text:style-name="T7"><text:tab/></text:span><text:span text:style-name="T7">d_out=00000000</text:span></text:p>
                <text:p><text:span text:style-name="T7">en=x,</text:span><text:span text:style-name="T7"><text:tab/></text:span><text:span text:style-name="T7">din=111,</text:span><text:span text:style-name="T7"><text:tab/></text:span><text:span text:style-name="T7">d_out=00000000</text:span></text:p>
                <text:p><text:span text:style-name="T7">en=x,</text:span><text:span text:style-name="T7"><text:tab/></text:span><text:span text:style-name="T7">din=011,</text:span><text:span text:style-name="T7"><text:tab/></text:span><text:span text:style-name="T7">d_out=0000000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6">6.</text:span></text:p>
              </table:table-cell>
              <table:table-cell>
                <text:p><text:span text:style-name="T7">Enable check-</text:span></text:p>
                <text:p><text:span text:style-name="T7">Check when enable is z.</text:span></text:p>
                <text:p><text:span text:style-name="T7"/></text:p>
                <text:p><text:span text:style-name="T7">According to spec output is not specified.</text:span></text:p>
                <text:p><text:span text:style-name="T7"/></text:p>
              </table:table-cell>
              <table:table-cell>
                <text:p><text:span text:style-name="T7">Make </text:span></text:p>
                <text:p><text:span text:style-name="T7">Enable =z.</text:span></text:p>
              </table:table-cell>
              <table:table-cell>
                <text:p><text:span text:style-name="T7">d_out=irrespective of input,the output is 0.</text:span></text:p>
              </table:table-cell>
              <table:table-cell>
                <text:p><text:span text:style-name="T7">en=z,</text:span><text:span text:style-name="T7"><text:tab/></text:span><text:span text:style-name="T7">din=011,</text:span><text:span text:style-name="T7"><text:tab/></text:span><text:span text:style-name="T7">d_out=00000000</text:span></text:p>
                <text:p><text:span text:style-name="T7">en=z,</text:span><text:span text:style-name="T7"><text:tab/></text:span><text:span text:style-name="T7">din=010,</text:span><text:span text:style-name="T7"><text:tab/></text:span><text:span text:style-name="T7">d_out=0000000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0:47:16.867078551</meta:creation-date>
    <dc:date>2016-11-15T17:07:41.206906278</dc:date>
    <meta:editing-duration>PT4H27M10S</meta:editing-duration>
    <meta:editing-cycles>34</meta:editing-cycles>
    <meta:generator>LibreOffice/4.3.7.2$Linux_X86_64 LibreOffice_project/430$Build-2</meta:generator>
    <meta:document-statistic meta:object-count="86"/>
  </office:meta>
</office:document-meta>
</file>